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98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86cm" fo:min-width="0.20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1.5cm" svg:x="0.7cm" svg:y="0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75cm" svg:height="0.41cm" svg:x="0.413cm" svg:y="0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3cm" svg:y1="0.3cm" svg:x2="0.5cm" svg:y2="0.3cm">
          <text:p/>
        </draw:line>
        <draw:line draw:style-name="gr3" draw:text-style-name="P2" draw:layer="layout" svg:x1="0.3cm" svg:y1="0.6cm" svg:x2="0.5cm" svg:y2="0.6cm">
          <text:p/>
        </draw:line>
        <draw:line draw:style-name="gr4" draw:text-style-name="P2" draw:layer="layout" svg:x1="0.4cm" svg:y1="1cm" svg:x2="1.2cm" svg:y2="1cm">
          <text:p/>
        </draw:line>
        <draw:line draw:style-name="gr3" draw:text-style-name="P2" draw:layer="layout" svg:x1="0.3cm" svg:y1="1.4cm" svg:x2="0.5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12:55:03.030819661</dc:date>
    <meta:editing-duration>PT13H59M1S</meta:editing-duration>
    <meta:editing-cycles>56</meta:editing-cycles>
    <meta:generator>LibreOffice/5.1.6.2$Linux_X86_64 LibreOffice_project/10m0$Build-2</meta:generator>
    <meta:document-statistic meta:object-count="6"/>
  </office:meta>
</office:document-meta>
</file>